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28pt" style:font-size-asian="28pt" style:text-underline-type="single" style:text-underline-style="solid" style:text-underline-width="auto" style:text-underline-mode="continuous"/>
    </style:style>
    <style:style style:name="T2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weight="bold" style:font-weight-asian="bold" fo:font-size="14pt" style:font-size-asian="14pt" style:font-size-complex="14pt"/>
    </style:style>
    <style:style style:name="T6" style:parent-style-name="Policepardéfaut" style:family="text">
      <style:text-properties fo:font-size="14pt" style:font-size-asian="14pt" style:font-size-complex="14pt"/>
    </style:style>
    <style:style style:name="T7" style:parent-style-name="Policepardéfaut" style:family="text">
      <style:text-properties fo:font-size="14pt" style:font-size-asian="14pt" style:font-size-complex="14pt"/>
    </style:style>
    <style:style style:name="T8" style:parent-style-name="Policepardéfaut" style:family="text">
      <style:text-properties fo:font-size="14pt" style:font-size-asian="14pt" style:font-size-complex="14pt"/>
    </style:style>
    <style:style style:name="T9" style:parent-style-name="Policepardéfaut" style:family="text">
      <style:text-properties fo:font-size="14pt" style:font-size-asian="14pt" style:font-size-complex="14pt"/>
    </style:style>
    <style:style style:name="P10" style:parent-style-name="Normal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2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4" style:parent-style-name="Policepardéfaut" style:family="text">
      <style:text-properties fo:font-size="12pt" style:font-size-asian="12pt" style:font-size-complex="12pt"/>
    </style:style>
    <style:style style:name="T15" style:parent-style-name="Policepardéfaut" style:family="text">
      <style:text-properties fo:font-size="12pt" style:font-size-asian="12pt" style:font-size-complex="12pt"/>
    </style:style>
    <style:style style:name="T16" style:parent-style-name="Policepardéfaut" style:family="text">
      <style:text-properties fo:font-size="12pt" style:font-size-asian="12pt" style:font-size-complex="12pt" fo:background-color="#FFFF00"/>
    </style:style>
    <style:style style:name="T17" style:parent-style-name="Policepardéfaut" style:family="text">
      <style:text-properties fo:font-size="12pt" style:font-size-asian="12pt" style:font-size-complex="12pt"/>
    </style:style>
    <style:style style:name="T18" style:parent-style-name="Policepardéfaut" style:family="text">
      <style:text-properties fo:font-size="12pt" style:font-size-asian="12pt" style:font-size-complex="12pt"/>
    </style:style>
    <style:style style:name="T19" style:parent-style-name="Policepardéfaut" style:family="text">
      <style:text-properties fo:font-size="12pt" style:font-size-asian="12pt" style:font-size-complex="12pt" fo:background-color="#FFFF00"/>
    </style:style>
    <style:style style:name="T20" style:parent-style-name="Policepardéfaut" style:family="text">
      <style:text-properties fo:font-size="12pt" style:font-size-asian="12pt" style:font-size-complex="12pt"/>
    </style:style>
    <style:style style:name="T21" style:parent-style-name="Policepardéfaut" style:family="text">
      <style:text-properties fo:font-size="12pt" style:font-size-asian="12pt" style:font-size-complex="12pt" fo:background-color="#FFFF00"/>
    </style:style>
    <style:style style:name="T22" style:parent-style-name="Policepardéfaut" style:family="text">
      <style:text-properties fo:font-size="12pt" style:font-size-asian="12pt" style:font-size-complex="12pt"/>
    </style:style>
    <style:style style:name="T23" style:parent-style-name="Policepardéfaut" style:family="text">
      <style:text-properties fo:font-size="12pt" style:font-size-asian="12pt" style:font-size-complex="12pt"/>
    </style:style>
    <style:style style:name="T24" style:parent-style-name="Policepardéfaut" style:family="text">
      <style:text-properties fo:font-size="12pt" style:font-size-asian="12pt" style:font-size-complex="12pt" fo:background-color="#FFFF00"/>
    </style:style>
    <style:style style:name="T25" style:parent-style-name="Policepardéfaut" style:family="text">
      <style:text-properties fo:font-size="12pt" style:font-size-asian="12pt" style:font-size-complex="12pt"/>
    </style:style>
    <style:style style:name="T26" style:parent-style-name="Policepardéfaut" style:family="text">
      <style:text-properties fo:font-size="12pt" style:font-size-asian="12pt" style:font-size-complex="12pt" fo:background-color="#FFFF00"/>
    </style:style>
    <style:style style:name="T27" style:parent-style-name="Policepardéfaut" style:family="text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T29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0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1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2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3" style:parent-style-name="Policepardéfaut" style:family="text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T35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6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7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8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9" style:parent-style-name="Policepardéfaut" style:family="text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T41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42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43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44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45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46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47" style:parent-style-name="Policepardéfaut" style:family="text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T49" style:parent-style-name="Policepardéfaut" style:family="text">
      <style:text-properties fo:font-size="12pt" style:font-size-asian="12pt" style:font-size-complex="12pt"/>
    </style:style>
    <style:style style:name="T50" style:parent-style-name="Policepardéfaut" style:family="text">
      <style:text-properties fo:font-size="12pt" style:font-size-asian="12pt" style:font-size-complex="12pt"/>
    </style:style>
    <style:style style:name="T51" style:parent-style-name="Policepardéfaut" style:family="text">
      <style:text-properties fo:font-size="12pt" style:font-size-asian="12pt" style:font-size-complex="12pt" fo:background-color="#FFFF00"/>
    </style:style>
    <style:style style:name="T52" style:parent-style-name="Policepardéfaut" style:family="text">
      <style:text-properties fo:font-size="12pt" style:font-size-asian="12pt" style:font-size-complex="12pt"/>
    </style:style>
    <style:style style:name="T53" style:parent-style-name="Policepardéfaut" style:family="text">
      <style:text-properties fo:font-size="12pt" style:font-size-asian="12pt" style:font-size-complex="12pt"/>
    </style:style>
    <style:style style:name="T54" style:parent-style-name="Policepardéfaut" style:family="text">
      <style:text-properties fo:font-size="12pt" style:font-size-asian="12pt" style:font-size-complex="12pt"/>
    </style:style>
    <style:style style:name="T55" style:parent-style-name="Policepardéfaut" style:family="text">
      <style:text-properties fo:font-size="12pt" style:font-size-asian="12pt" style:font-size-complex="12pt" fo:background-color="#FF0000"/>
    </style:style>
    <style:style style:name="T56" style:parent-style-name="Policepardéfaut" style:family="text">
      <style:text-properties fo:font-size="12pt" style:font-size-asian="12pt" style:font-size-complex="12pt"/>
    </style:style>
    <style:style style:name="P57" style:parent-style-name="Normal" style:family="paragraph">
      <style:text-properties fo:font-size="12pt" style:font-size-asian="12pt" style:font-size-complex="12pt"/>
    </style:style>
    <style:style style:name="P58" style:parent-style-name="Normal" style:family="paragraph">
      <style:text-properties fo:font-size="12pt" style:font-size-asian="12pt" style:font-size-complex="12pt"/>
    </style:style>
    <style:style style:name="T59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60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61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62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63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64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65" style:parent-style-name="Policepardéfaut" style:family="text">
      <style:text-properties fo:font-size="12pt" style:font-size-asian="12pt" style:font-size-complex="12pt"/>
    </style:style>
    <style:style style:name="P66" style:parent-style-name="Normal" style:family="paragraph">
      <style:text-properties fo:font-size="12pt" style:font-size-asian="12pt" style:font-size-complex="12pt"/>
    </style:style>
    <style:style style:name="P67" style:parent-style-name="Normal" style:family="paragraph">
      <style:text-properties fo:font-size="12pt" style:font-size-asian="12pt" style:font-size-complex="12pt"/>
    </style:style>
    <style:style style:name="T68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69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70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71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72" style:parent-style-name="Policepardéfaut" style:family="text">
      <style:text-properties fo:font-weight="bold" style:font-weight-asian="bold" fo:font-size="14pt" style:font-size-asian="14pt" style:font-size-complex="14pt"/>
    </style:style>
    <style:style style:name="T73" style:parent-style-name="Policepardéfaut" style:family="text">
      <style:text-properties fo:font-size="14pt" style:font-size-asian="14pt" style:font-size-complex="14pt"/>
    </style:style>
    <style:style style:name="T74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75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76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77" style:parent-style-name="Policepardéfaut" style:family="text">
      <style:text-properties fo:font-size="12pt" style:font-size-asian="12pt" style:font-size-complex="12pt"/>
    </style:style>
    <style:style style:name="P78" style:parent-style-name="Normal" style:family="paragraph">
      <style:text-properties fo:font-size="12pt" style:font-size-asian="12pt" style:font-size-complex="12pt"/>
    </style:style>
    <style:style style:name="T79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0" style:parent-style-name="Policepardéfaut" style:family="text">
      <style:text-properties fo:font-size="12pt" style:font-size-asian="12pt" style:font-size-complex="12pt"/>
    </style:style>
    <style:style style:name="P81" style:parent-style-name="Normal" style:family="paragraph">
      <style:text-properties fo:font-size="12pt" style:font-size-asian="12pt" style:font-size-complex="12pt"/>
    </style:style>
    <style:style style:name="P82" style:parent-style-name="Normal" style:family="paragraph">
      <style:text-properties fo:font-size="12pt" style:font-size-asian="12pt" style:font-size-complex="12pt"/>
    </style:style>
    <style:style style:name="T83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4" style:parent-style-name="Policepardéfaut" style:family="text">
      <style:text-properties fo:font-size="12pt" style:font-size-asian="12pt" style:font-size-complex="12pt"/>
    </style:style>
    <style:style style:name="P85" style:parent-style-name="Normal" style:family="paragraph">
      <style:text-properties fo:font-size="12pt" style:font-size-asian="12pt" style:font-size-complex="12pt"/>
    </style:style>
    <style:style style:name="P86" style:parent-style-name="Normal" style:family="paragraph">
      <style:text-properties fo:font-size="12pt" style:font-size-asian="12pt" style:font-size-complex="12pt"/>
    </style:style>
    <style:style style:name="P87" style:parent-style-name="Normal" style:family="paragraph">
      <style:text-properties fo:font-size="12pt" style:font-size-asian="12pt" style:font-size-complex="12pt"/>
    </style:style>
    <style:style style:name="P88" style:parent-style-name="Normal" style:family="paragraph">
      <style:text-properties fo:font-size="14pt" style:font-size-asian="14pt" style:font-size-complex="14pt"/>
    </style:style>
    <style:style style:name="P89" style:parent-style-name="Normal" style:family="paragraph">
      <style:text-properties fo:font-size="12pt" style:font-size-asian="12pt" style:font-size-complex="12pt"/>
    </style:style>
    <style:style style:name="P90" style:parent-style-name="Normal" style:family="paragraph">
      <style:text-properties fo:font-size="12pt" style:font-size-asian="12pt" style:font-size-complex="12pt"/>
    </style:style>
    <style:style style:name="P91" style:parent-style-name="Normal" style:family="paragraph">
      <style:text-properties fo:font-size="12pt" style:font-size-asian="12pt" style:font-size-complex="12pt"/>
    </style:style>
    <style:style style:name="P92" style:parent-style-name="Normal" style:family="paragraph">
      <style:text-properties fo:font-size="12pt" style:font-size-asian="12pt" style:font-size-complex="12pt"/>
    </style:style>
    <style:style style:name="P93" style:parent-style-name="Normal" style:family="paragraph">
      <style:text-properties fo:font-size="12pt" style:font-size-asian="12pt" style:font-size-complex="12pt"/>
    </style:style>
    <style:style style:name="P94" style:parent-style-name="Normal" style:family="paragraph">
      <style:text-properties fo:font-size="12pt" style:font-size-asian="12pt" style:font-size-complex="12pt"/>
    </style:style>
    <style:style style:name="P95" style:parent-style-name="Normal" style:family="paragraph">
      <style:text-properties fo:font-size="12pt" style:font-size-asian="12pt" style:font-size-complex="12pt"/>
    </style:style>
    <style:style style:name="P96" style:parent-style-name="Normal" style:family="paragraph">
      <style:text-properties fo:font-size="12pt" style:font-size-asian="12pt" style:font-size-complex="12pt"/>
    </style:style>
    <style:style style:name="P97" style:parent-style-name="Normal" style:family="paragraph">
      <style:text-properties fo:font-size="12pt" style:font-size-asian="12pt" style:font-size-complex="12pt"/>
    </style:style>
    <style:style style:name="P98" style:parent-style-name="Normal" style:family="paragraph">
      <style:text-properties fo:font-size="12pt" style:font-size-asian="12pt" style:font-size-complex="12pt"/>
    </style:style>
    <style:style style:name="P99" style:parent-style-name="Normal" style:family="paragraph">
      <style:text-properties fo:font-size="12pt" style:font-size-asian="12pt" style:font-size-complex="12pt"/>
    </style:style>
    <style:style style:name="P100" style:parent-style-name="Normal" style:family="paragraph">
      <style:text-properties fo:font-size="12pt" style:font-size-asian="12pt" style:font-size-complex="12pt"/>
    </style:style>
    <style:style style:name="P101" style:parent-style-name="Normal" style:family="paragraph">
      <style:text-properties fo:font-size="12pt" style:font-size-asian="12pt" style:font-size-complex="12pt"/>
    </style:style>
    <style:style style:name="P102" style:parent-style-name="Normal" style:family="paragraph">
      <style:paragraph-properties fo:text-align="center"/>
      <style:text-properties fo:font-weight="bold" style:font-weight-asian="bold" fo:font-size="28pt" style:font-size-asian="28pt" style:text-underline-type="single" style:text-underline-style="solid" style:text-underline-width="auto" style:text-underline-mode="continuous"/>
    </style:style>
    <style:style style:name="P103" style:parent-style-name="Normal" style:family="paragraph">
      <style:paragraph-properties fo:text-align="center"/>
      <style:text-properties fo:font-weight="bold" style:font-weight-asian="bold" fo:font-size="28pt" style:font-size-asian="28pt" style:text-underline-type="single" style:text-underline-style="solid" style:text-underline-width="auto" style:text-underline-mode="continuous"/>
    </style:style>
    <style:style style:name="P104" style:parent-style-name="Normal" style:family="paragraph">
      <style:paragraph-properties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05" style:parent-style-name="Normal" style:family="paragraph">
      <style:paragraph-properties fo:text-align="center"/>
      <style:text-properties fo:font-weight="bold" style:font-weight-asian="bold" fo:font-size="28pt" style:font-size-asian="28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TP_JavaScript :</text:p>
      <text:p text:style-name="Normal"><text:span text:style-name="T2">SEQUENCE<text:s/></text:span><text:span text:style-name="T3">n°</text:span><text:span text:style-name="T4">1 </text:span><text:span text:style-name="T5">:<text:s/></text:span><text:span text:style-name="T6">Les<text:s/></text:span><text:span text:style-name="T7">bases</text:span><text:span text:style-name="T8"><text:s/>(</text:span><text:span text:style-name="T9">Insertion du code JavaScript)</text:span></text:p>
      <text:p text:style-name="P10"/>
      <text:p text:style-name="Normal"><text:span text:style-name="T11">Exercice<text:s/></text:span><text:span text:style-name="T12">n°</text:span><text:span text:style-name="T13">1.1 :</text:span><text:span text:style-name="T14"><text:s/>Code JavaScript interne au document</text:span></text:p>
      <text:p text:style-name="Normal"><text:span text:style-name="T15">Question1 : L’extension à donner à ce document est<text:s/></text:span><text:span text:style-name="T16">.html</text:span></text:p>
      <text:p text:style-name="Normal"><text:span text:style-name="T17">Question2 : Le texte écrit en HTML ne s’affiche pas<text:s/></text:span><text:span text:style-name="T18">tout de suite car la méthode<text:s/></text:span><text:span text:style-name="T19">alert() est</text:span><text:span text:style-name="T20"><text:s/></text:span><text:span text:style-name="T21">une boîte de dialogue</text:span><text:span text:style-name="T22"><text:s/>donc elle s’affiche toujours en premier plan.</text:span></text:p>
      <text:p text:style-name="Normal"><text:span text:style-name="T23">Question3 : Le type de boîte de dialogue utilisée dans cet exemple est<text:s/></text:span><text:span text:style-name="T24">une boîte dialogue d’avertissement.</text:span></text:p>
      <text:p text:style-name="Normal"><text:span text:style-name="T25">Question4 : Lorsqu’on place le code JavaScript après le code HTML<text:s/></text:span><text:span text:style-name="T26">on observe le même comportement</text:span><text:span text:style-name="T27">, C’est-à-dire que le texte écrit en HTML ne s’affiche pas tout de suite.</text:span></text:p>
      <text:p text:style-name="P28"/>
      <text:p text:style-name="Normal"><text:span text:style-name="T29">Exercice</text:span><text:span text:style-name="T30"><text:s/></text:span><text:span text:style-name="T31">n°</text:span><text:span text:style-name="T32">1.2 :</text:span><text:span text:style-name="T33"><text:s/>Code JavaScript en externe au document</text:span></text:p>
      <text:p text:style-name="P34">Question5 :</text:p>
      <text:p text:style-name="Normal"><text:span text:style-name="T35">Exercice</text:span><text:span text:style-name="T36"><text:s/></text:span><text:span text:style-name="T37">n°</text:span><text:span text:style-name="T38">1.3 :</text:span><text:span text:style-name="T39"><text:s/>Code JavaScript dans les balises HTML</text:span></text:p>
      <text:p text:style-name="P40">Question6 : Affichage de boîte de dialogue modale</text:p>
      <text:p text:style-name="Normal"><text:span text:style-name="T41">Exercice</text:span><text:span text:style-name="T42"><text:s/></text:span><text:span text:style-name="T43">n°</text:span><text:span text:style-name="T44">1.</text:span><text:span text:style-name="T45">4</text:span><text:span text:style-name="T46"> :</text:span><text:span text:style-name="T47"><text:s/>Gestionnaire d’évènements en JavaScript</text:span></text:p>
      <text:p text:style-name="P48">Question7 :</text:p>
      <text:p text:style-name="Normal"><text:span text:style-name="T49">Question8 :</text:span><text:span text:style-name="T50"><text:s/>Le nom de l’évènement est<text:s/></text:span><text:span text:style-name="T51">onload</text:span><text:span text:style-name="T52">.</text:span></text:p>
      <text:p text:style-name="Normal"><text:span text:style-name="T53"><text:s/>Rien ne se passe lors du chargement de la page car il y a une erreur syntaxique</text:span><text:span text:style-name="T54"> : Omission des griffes autour avant la méthode alert() =&gt; </text:span><text:span text:style-name="T55">onload= ‘alert()’</text:span><text:span text:style-name="T56">.</text:span></text:p>
      <text:p text:style-name="P57">Question9 :</text:p>
      <text:p text:style-name="P58"/>
      <text:p text:style-name="Normal"><text:span text:style-name="T59">Exercice</text:span><text:span text:style-name="T60"><text:s/></text:span><text:span text:style-name="T61">n°</text:span><text:span text:style-name="T62">1.</text:span><text:span text:style-name="T63">5</text:span><text:span text:style-name="T64"> :</text:span><text:span text:style-name="T65"><text:s/>Les fonctions</text:span></text:p>
      <text:p text:style-name="P66">Question10 :</text:p>
      <text:p text:style-name="P67"/>
      <text:p text:style-name="Normal"><text:span text:style-name="T68">SEQUENCE<text:s/></text:span><text:span text:style-name="T69">n°</text:span><text:span text:style-name="T70">2</text:span><text:span text:style-name="T71"> </text:span><text:span text:style-name="T72">:<text:s/></text:span><text:span text:style-name="T73">Interactivité côté client<text:s/></text:span></text:p>
      <text:p text:style-name="Normal"><text:span text:style-name="T74">Exercice<text:s/></text:span><text:span text:style-name="T75">n°</text:span><text:span text:style-name="T76">2.1 :</text:span><text:span text:style-name="T77"><text:s/>Changement d’image</text:span></text:p>
      <text:p text:style-name="P78">Question11 :</text:p>
      <text:soft-page-break/>
      <text:p text:style-name="Normal"><text:span text:style-name="T79">Exercice 2.2 :</text:span><text:span text:style-name="T80"><text:s/>Modification de document</text:span></text:p>
      <text:p text:style-name="P81">Question12 :</text:p>
      <text:p text:style-name="P82"/>
      <text:p text:style-name="Normal"><text:span text:style-name="T83">Exercice n°2.3 :<text:s/></text:span><text:span text:style-name="T84">fenêtre popup</text:span></text:p>
      <text:p text:style-name="P85">Question 13 :</text:p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C HP</meta:initial-creator>
    <dc:creator>PC HP</dc:creator>
    <meta:creation-date>2019-03-14T10:42:00Z</meta:creation-date>
    <dc:date>2019-03-14T19:29:00Z</dc:date>
    <meta:template xlink:href="Normal.dotm" xlink:type="simple"/>
    <meta:editing-cycles>2</meta:editing-cycles>
    <meta:editing-duration>PT19800S</meta:editing-duration>
    <meta:document-statistic meta:page-count="2" meta:paragraph-count="2" meta:word-count="205" meta:character-count="1335" meta:row-count="9" meta:non-whitespace-character-count="1132"/>
  </office:meta>
</office:document-meta>
</file>